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ext_20_body" style:list-style-name="List_20_1"/>
    <style:style style:name="P5" style:family="paragraph" style:parent-style-name="Text_20_body">
      <style:text-properties fo:font-style="normal" style:font-style-asian="normal" style:font-style-complex="normal"/>
    </style:style>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Sidebar">
      <style:graphic-properties fo:margin-top="0.3cm" fo:margin-bottom="0cm" style:vertical-pos="top" style:vertical-rel="paragraph-content" style:horizontal-pos="left" style:horizontal-rel="paragraph-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Rumors have been circulating, among those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lipped his control. <text:s/>Nobody can be quite sure Autochthon didn’t do some favors for some other parties before disappearing, either.</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TODO">The Terrestrials and the original, true Celestials, generally know what they have become, when fate and destiny bring an Exaltation to them. <text:s/>The Chosen of the Dragons are known everywhere; the Solars and Lunars are creatures of legend; and the Sidereals make sure their Chosen are prepared. <text:s/>Autochthon’s chosen know what they are on a more fundamental level, coming to life with an immediate knowledge of their place. <text:s/>Even the twisted Chosen of the fallen Primordials are somewhat aware of the choice they are being given, and who they are to serve, and they at least <text:span text:style-name="T1">think</text:span><text:span text:style-name="T2"> they know how it will change them.</text:span></text:p>
        <text:p text:style-name="TODO"><text:span text:style-name="T2">Unlike all these, the Chosen of Eris generally </text:span><text:soft-page-break/><text:span text:style-name="T2">have no idea what has happened to them. <text:s/>The Exaltation embeds itself in a mortal at a moment when he or she realizes that the rules and order that have been taken for granted are not right, or are not the only kind of right, and furthermore that order itself is not the natural state of things. <text:s/>In a way, the orthodox beliefs of Creation make this obvious: gods, spirits and the Dragon-Blooded are there to make things work, or else they would fall apart. <text:s/>Many mortals will have a minor understanding of this, even in the fixed social strata of Realm society. <text:s/>But we speak here of a fundamental and utter shift of understanding, which changes how the world is seen, and shows that being unbound need not mean falling apart.</text:span></text:p>
        <text:p text:style-name="TODO"><text:span text:style-name="T2">One woman might see a slave walk free, when an aging master simply forgets that he owns that slave … and then realize that the same thing could have happened, if it had been the slave who forgot. <text:s/>[TODO: Other examples …]</text:span></text:p>
        <text:p text:style-name="TODO"><text:span text:style-name="T2">[[Hmm, not too pleased with this …] <text:s/>Legend has it that one of the greatest Children of Eris found his destiny in a conflux of Exalted activity. An unexalted boy-child of a Realm family posted in the Threshold, he peeked out from his bedroom shutters at night and witnessed a Wyld Hunt close in to cut down a girl, while a glowing blue figure pointed to her. <text:s/>As his young nanny came to see why he was awake, a golden ring began to glow on her forehead; her eyes opened wide, then somehow she vanished into shadow. <text:s/>The next thing he knew, her familiar outline flickered into view next to the girl in the street, and the two of them raced away at incredible speed. <text:s/>The obvious, if shocking, explanation was that his nanny had been one of the Wretched, rushing to save some evil ally. <text:s/>But in that instant he realized that the Hunt could have had the wrong target, which meant his nanny might have been doing the right thing, evil or not. <text:s/>As this thought unhinged his world, he was surrounded by a strange glow of his own, and found that he knew exactly what that Sidereal was, and who it used to be, and that it was time to find some shadows of his own …]</text:span></text:p>
        <text:h text:style-name="Heading_20_3" text:outline-level="3">Eris Herself</text:h>
        <text:p text:style-name="Text_20_body">The Chosen of Eris are given a brief burst of insight into her nature at the moment of their Exaltation. <text:s/>Ask them afterwards, however, and they are inspired but unclear, convinced but inconsistent. <text:s/>They know what she wants and have some idea of how to serve her cause in their own way, but they don’t exactly know who or what she is. <text:s/>The Storyteller, of course, will need to know the truth, although it be … loose canon.</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Forbidding Manse of Ivy, he hides not only his Wyld-dissolved form but the fact that he can now reach out and operate in many places at once, a power that ought to lie far above his station. <text:s/>He 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ext:soft-page-break/>to be the last file read in the Age of Sorrows. <text:s/>But the dossier is a fake. <text:s/>Left intentionally undiscovered, its existence is on the periphery of Xaos’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Text_20_body"><text:span text:style-name="T2">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span></text:p>
        <text:p text:style-name="Text_20_body"><text:span text:style-name="T2">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text:span></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 <text:s/>But almost everyone who has heard these theories treats them as thoroughly academic; after all, everyone knows that all the Primordials are dead, departed or imprisoned. <text:s/>Imprisoned, yes, all 23 of them; and Eris has nothing to do with <text:span text:style-name="T1">that</text:span>, obviously.</text:p>
        <text:p text:style-name="P1"><draw:frame draw:style-name="fr1" draw:name="Sidebar: The Time of the Primordials" text:anchor-type="paragraph" svg:width="8.299cm" style:rel-width="100%" draw:z-index="1"><draw:text-box fo:min-height="1.08cm"><text:h text:style-name="P6"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112876665" text:style-name="List_20_1">
          <text:list-item>
            <text:p text:style-name="P4">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4"><text:soft-page-break/>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4">The Discordians may be the Chosen of the Wyld itself, if some great unshaped has found a tale to weave some Exaltations into the act of passage through the Gateway of Sundraprisha, hoping to surpass the destruction of the Balorian Crusade and unmake Creation in a more subtle way.</text:p>
          </text:list-item>
          <text:list-item>
            <text:p text:style-name="P4">She could be the goddess of the Yozi’s binding, or some other force which wrestles with balancing what is permitted and what is not.</text:p>
          </text:list-item>
          <text:list-item>
            <text:p text:style-name="P4">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4">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p text:style-name="P1"/>
        <text:p text:style-name="TODO"><text:span text:style-name="T2">T</text:span>he Good Book of Bad Words says, <text:span text:style-name="T3">“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every individual’s equally valid viewpoint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nd un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xt:soft-page-break/>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the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Text_20_body"><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Text_20_body"><text:span text:style-name="T5">Some time ago, [</text:span><text:span text:style-name="Placeholder"><text:span text:style-name="T5">invent name here—3rd or Indivisibles</text:span></text:span><text:span text:style-name="T5">]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5"><text:reference-ref text:reference-format="page" text:ref-name="Disease: Contrariety">Error: Reference source not found</text:reference-ref></text:span><text:span text:style-name="T5">.</text:span></text:p>
        <text:p text:style-name="Text_20_body"><text:span text:style-name="T4">The Five-Fingered Hand:</text:span><text:span text:style-name="T5"> The name of this organization is a term used in jest, even by conspiracy theorists among Sidereals, to refer to </text:span><text:span text:style-name="T5">some real or hypothetical organization making a comically clumsy attempt at intrigue and secrecy. <text:s/>Ironically, however, its real meaning is that of an object hidden in plain sight, and the society really does exist. <text:s/>Its fingers number quite a few more than five, and its members infiltrate or influence the pies of various other secret or secretive societies: The 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riskiness of such undertakings, recruits normally 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4">The Apple Corps:</text:span> [blah]</text:p>
        <text:p text:style-name="TODO"><text:span text:style-name="T4">The House of Mirrors:</text:span> [blah]</text:p>
        <text:p text:style-name="TODO">Other:<text:span text:style-name="T5"> The Citizens Committee for Concerned Citizens, The Party for War on Evil.</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4-02T23:14:14</dc:date>
    <meta:editing-duration>PT8H39M17S</meta:editing-duration>
    <meta:editing-cycles>33</meta:editing-cycles>
    <meta:generator>OpenOffice.org/3.3$Unix OpenOffice.org_project/330m20$Build-9567</meta:generator>
    <dc:creator>Hugh Greene</dc:creator>
    <meta:document-statistic meta:table-count="0" meta:image-count="1" meta:object-count="0" meta:page-count="6" meta:paragraph-count="75" meta:word-count="4532" meta:character-count="26047"/>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